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cba9" officeooo:paragraph-rsid="0004cba9"/>
    </style:style>
    <style:style style:name="P2" style:family="paragraph" style:parent-style-name="Standard">
      <style:text-properties officeooo:rsid="0004db50" officeooo:paragraph-rsid="0004db50"/>
    </style:style>
    <style:style style:name="P3" style:family="paragraph" style:parent-style-name="Standard">
      <style:text-properties officeooo:rsid="00056ec4" officeooo:paragraph-rsid="00056ec4"/>
    </style:style>
    <style:style style:name="P4" style:family="paragraph" style:parent-style-name="Standard">
      <style:text-properties officeooo:rsid="00076581" officeooo:paragraph-rsid="00076581"/>
    </style:style>
    <style:style style:name="P5" style:family="paragraph" style:parent-style-name="Standard">
      <style:text-properties officeooo:rsid="00084923" officeooo:paragraph-rsid="00084923"/>
    </style:style>
    <style:style style:name="P6" style:family="paragraph" style:parent-style-name="Standard">
      <style:text-properties officeooo:rsid="000a3818" officeooo:paragraph-rsid="000a3818"/>
    </style:style>
    <style:style style:name="P7" style:family="paragraph" style:parent-style-name="Standard">
      <style:text-properties officeooo:rsid="000be889" officeooo:paragraph-rsid="000be889"/>
    </style:style>
    <style:style style:name="P8" style:family="paragraph" style:parent-style-name="Standard">
      <style:text-properties officeooo:rsid="000f336c" officeooo:paragraph-rsid="000f336c"/>
    </style:style>
    <style:style style:name="P9" style:family="paragraph" style:parent-style-name="Standard">
      <style:text-properties officeooo:rsid="00108ff8" officeooo:paragraph-rsid="00108ff8"/>
    </style:style>
    <style:style style:name="P10" style:family="paragraph" style:parent-style-name="Standard">
      <style:text-properties officeooo:rsid="0011dd1d" officeooo:paragraph-rsid="0011dd1d"/>
    </style:style>
    <style:style style:name="P11" style:family="paragraph" style:parent-style-name="Standard">
      <style:text-properties officeooo:rsid="00136c11" officeooo:paragraph-rsid="00136c11"/>
    </style:style>
    <style:style style:name="P12" style:family="paragraph" style:parent-style-name="Standard">
      <style:text-properties officeooo:rsid="0013e167" officeooo:paragraph-rsid="0013e167"/>
    </style:style>
    <style:style style:name="P13" style:family="paragraph" style:parent-style-name="Standard">
      <style:text-properties officeooo:rsid="00152736" officeooo:paragraph-rsid="00152736"/>
    </style:style>
    <style:style style:name="P14" style:family="paragraph" style:parent-style-name="Standard">
      <style:text-properties officeooo:rsid="0016642f" officeooo:paragraph-rsid="0016642f"/>
    </style:style>
    <style:style style:name="P15" style:family="paragraph" style:parent-style-name="Standard">
      <style:text-properties officeooo:rsid="0016b88b" officeooo:paragraph-rsid="0016b88b"/>
    </style:style>
    <style:style style:name="P16" style:family="paragraph" style:parent-style-name="Standard">
      <style:text-properties officeooo:rsid="0017992c" officeooo:paragraph-rsid="0017992c"/>
    </style:style>
    <style:style style:name="P17" style:family="paragraph" style:parent-style-name="Standard">
      <style:text-properties officeooo:rsid="001976cc" officeooo:paragraph-rsid="001976cc"/>
    </style:style>
    <style:style style:name="P18" style:family="paragraph" style:parent-style-name="Standard">
      <style:text-properties officeooo:rsid="001b0e5e" officeooo:paragraph-rsid="001b0e5e"/>
    </style:style>
    <style:style style:name="P19" style:family="paragraph" style:parent-style-name="Standard">
      <style:text-properties officeooo:rsid="001c5ff7" officeooo:paragraph-rsid="001c5ff7"/>
    </style:style>
    <style:style style:name="P20" style:family="paragraph" style:parent-style-name="Standard">
      <style:text-properties officeooo:rsid="001d2a34" officeooo:paragraph-rsid="001d2a34"/>
    </style:style>
    <style:style style:name="P21" style:family="paragraph" style:parent-style-name="Standard">
      <style:text-properties officeooo:rsid="001e7daa" officeooo:paragraph-rsid="001e7daa"/>
    </style:style>
    <style:style style:name="P22" style:family="paragraph" style:parent-style-name="Standard">
      <style:text-properties officeooo:rsid="001e8cb6" officeooo:paragraph-rsid="001e8cb6"/>
    </style:style>
    <style:style style:name="T1" style:family="text">
      <style:text-properties officeooo:rsid="000d8325"/>
    </style:style>
    <style:style style:name="T2" style:family="text">
      <style:text-properties officeooo:rsid="0014dddb"/>
    </style:style>
    <style:style style:name="T3" style:family="text">
      <style:text-properties officeooo:rsid="001ad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became a world class Paralympic athlete after a car accident left him paralyzed.</text:p>
      <text:p text:style-name="P1">Life after becoming paralyzed. </text:p>
      <text:p text:style-name="P1">Breakthrough, paralyzed man walks again.</text:p>
      <text:p text:style-name="P2">Moon is alone too, but it still shines.</text:p>
      <text:p text:style-name="P2">The young men refuse to lie flat. Chinese lie flat movement.</text:p>
      <text:p text:style-name="P3">Tomb, tomb, tomb. </text:p>
      <text:p text:style-name="P4">After many years of infertility, you can still get pregnant naturally. <text:s/>Pregnant immediately after 1 treatment. <text:s/>Infertility treatment pills, no side effects, low cost and quick effect.</text:p>
      <text:p text:style-name="P5">Dignity, we fight for human dignity.</text:p>
      <text:p text:style-name="P6">Sense of belongings, how to create a sense of belongings in your team? </text:p>
      <text:p text:style-name="P7">Wormhole, what is the wormhole theory? Time traveling through a wormhole. <text:span text:style-name="T1">Going through a wormhole. Cosmos, universe. </text:span></text:p>
      <text:p text:style-name="P8">Nanometer, nano-scale, nanometer, nano-scale.</text:p>
      <text:p text:style-name="P9">Why control sugar intake? Uncontrolled sugar intake is frightening, it is actually the sugar at work.</text:p>
      <text:p text:style-name="P10">Nevada State, Las Vegas is in the Nevada State. Arizona , Pennsylvania, Nevada.</text:p>
      <text:p text:style-name="P11">Steps have been taken to reduce the possibility of civilians casualties.</text:p>
      <text:p text:style-name="P11">The train was crashed but there were no casualties. Police said.</text:p>
      <text:p text:style-name="P12">Concrete, some protesters even spend nights on cold concrete. <text:span text:style-name="T2">A concrete floor.</text:span></text:p>
      <text:p text:style-name="P13">What cause ocean waves? What cause ocean waves?</text:p>
      <text:p text:style-name="P14">Angel, angle, you are my angel. <text:s/>Angle, angle, triangle. Triangle.</text:p>
      <text:p text:style-name="P15">I was inside for 9 months, how dare do you take me out without asking my permissions?</text:p>
      <text:p text:style-name="P16">High inflation, high deflation. High inflation, high deflation.</text:p>
      <text:p text:style-name="P17">Supervisor, Metro Supervisor. <text:s/><text:span text:style-name="T3">Metro Supervisor.</text:span></text:p>
      <text:p text:style-name="P18">Medicinal leech, medicinal leech. Medicinal leech.</text:p>
      <text:p text:style-name="P19">It no longer functioned. It no longer works. It’s no longer functional.</text:p>
      <text:p text:style-name="P20">Mulberry, mulberry, mulberry. </text:p>
      <text:p text:style-name="P21">Troubleshoot, troubleshoot, 7 expert tips to troubleshoot a computer. </text:p>
      <text:p text:style-name="P22">Laos, A southeast Asia country. Laos, A Southeast Asia Country. </text:p>
      <text:p text:style-name="P22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21:28:46.686538510</meta:creation-date>
    <dc:date>2025-07-03T21:41:23.924398395</dc:date>
    <meta:editing-duration>PT12M25S</meta:editing-duration>
    <meta:editing-cycles>25</meta:editing-cycles>
    <meta:generator>LibreOffice/24.8.7.2$Linux_X86_64 LibreOffice_project/480$Build-2</meta:generator>
    <meta:document-statistic meta:table-count="0" meta:image-count="0" meta:object-count="0" meta:page-count="1" meta:paragraph-count="26" meta:word-count="263" meta:character-count="1715" meta:non-whitespace-character-count="1467"/>
  </office:meta>
</office:document-meta>
</file>